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>
    <text:list-style style:name="BulletListStyle" style:display-name="BulletListStyle">
      <text:list-level-style-bullet text:level="1" text:bullet-char="•"/>
    </text:list-style>
    <text:list-style style:name="NumberListStyle" style:display-name="NumberListStyle">
      <text:list-level-style-number text:level="1" style:num-format="1" style:num-suffix="."/>
    </text:list-style>
    <text:list-style style:name="NestedBulletStyle" style:display-name="NestedBulletStyle">
      <text:list-level-style-bullet text:level="1" text:bullet-char="•"/>
      <text:list-level-style-bullet text:level="2" text:bullet-char="◦"/>
    </text:list-style>
  </office:automatic-styles>
  <office:body>
    <office:text>
      <text:h text:outline-level="1">List Test Document</text:h>
      <text:h text:outline-level="2">Unordered List</text:h>
      <text:list text:style-name="BulletListStyle">
        <text:list-item>
          <text:p>First bullet item</text:p>
        </text:list-item>
        <text:list-item>
          <text:p>Second bullet item</text:p>
        </text:list-item>
        <text:list-item>
          <text:p>Third bullet item</text:p>
        </text:list-item>
      </text:list>
      <text:h text:outline-level="2">Ordered List</text:h>
      <text:list text:style-name="NumberListStyle">
        <text:list-item>
          <text:p>First numbered item</text:p>
        </text:list-item>
        <text:list-item>
          <text:p>Second numbered item</text:p>
        </text:list-item>
        <text:list-item>
          <text:p>Third numbered item</text:p>
        </text:list-item>
      </text:list>
      <text:h text:outline-level="2">Nested List</text:h>
      <text:list text:style-name="NestedBulletStyle">
        <text:list-item>
          <text:p>Parent item 1</text:p>
          <text:list text:style-name="NestedBulletStyle">
            <text:list-item>
              <text:p>Child item 1.1</text:p>
            </text:list-item>
            <text:list-item>
              <text:p>Child item 1.2</text:p>
            </text:list-item>
          </text:list>
        </text:list-item>
        <text:list-item>
          <text:p>Parent item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